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</office:automatic-styles>
  <office:body>
    <office:text text:use-soft-page-breaks="true">
      <text:p text:style-name="P1">Group 6 Testing Questionaire</text:p>
      <text:p text:style-name="Standard"/>
      <text:p text:style-name="Standard">Q<text:span text:style-name="T2">1</text:span>: Were you able to work out the hunting mechanic without assistance?</text:p>
      <text:p text:style-name="Standard">Yes</text:p>
      <text:p text:style-name="Standard"/>
      <text:p text:style-name="Standard">Q<text:span text:style-name="T3">2</text:span>: Were you able to successfully hunt any dinosaurs? If so, which ones, and how?<text:s/>Which weapons and armour did you use and how many hunters did you send?</text:p>
      <text:p text:style-name="Standard">Yes, after they attacked my base. Showed those nerds.</text:p>
      <text:p text:style-name="Standard"/>
      <text:p text:style-name="Standard">Q<text:span text:style-name="T4">3</text:span>: Was it clear what each of the buildings did and how to use them?</text:p>
      <text:p text:style-name="Standard">The blacksmith/armory’s UI wasn’t immediately clear, and the houses production button wasn’t obvious either.</text:p>
      <text:p text:style-name="Standard"/>
      <text:p text:style-name="Standard">Q<text:span text:style-name="T5">4</text:span>: Were<text:s/><text:span text:style-name="T6">there any issues with the buildings?<text:s/></text:span></text:p>
      <text:p text:style-name="Standard">I think the houses might have crashed the game after producing a bunch of units. Maybe.</text:p>
      <text:p text:style-name="Standard"/>
      <text:p text:style-name="Standard">Q<text:span text:style-name="T7">5</text:span>: Did you encounter any bugs while playing? If so, what were they and what lead to them occuring?</text:p>
      <text:p text:style-name="Standard">The game crashed a bunch</text:p>
      <text:p text:style-name="Standard"/>
      <text:p text:style-name="P8">Q6: Did you have any issues with the User Interface? If so, what were they?</text:p>
      <text:p text:style-name="P9">The UI problems I mentioned before in the buildings question were my only problems</text:p>
      <text:p text:style-name="Standard"/>
      <text:p text:style-name="Standard">Q7: Did you enjoy the game? If so, which aspects?</text:p>
      <text:p text:style-name="Standard">The game crashed a bunch. That said getting attacked by dinosaurs in my base was pretty cool</text:p>
      <text:p text:style-name="Standard"/>
      <text:p text:style-name="Standard">Q8: Was there anything you didn't enjoy? If so, which aspects?</text:p>
      <text:p text:style-name="Standard">The game crashed a bunch</text:p>
      <text:p text:style-name="Standard"/>
      <text:p text:style-name="Standard">Q9: Was there anything you couldn't understand? If so, what?</text:p>
      <text:p text:style-name="Standard"/>
      <text:p text:style-name="Standard">Q10: How long did you play for?</text:p>
      <text:p text:style-name="Standard">20 minutes. Sadly, the game crashed a bunch</text:p>
      <text:p text:style-name="Standard"/>
      <text:p text:style-name="Standard">Q11: Anything else to add relating to the game that doesn't fit in the categories above?</text:p>
      <text:p text:style-name="Standard">The game crashed a bunc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ss Warren</dc:creator>
    <meta:creation-date>2018-04-03T20:20:00Z</meta:creation-date>
    <dc:date>2018-04-03T20:20:00Z</dc: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209" meta:character-count="1400" meta:row-count="9" meta:non-whitespace-character-count="1193"/>
  </office:meta>
</office:document-meta>
</file>